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0.648cm" fo:min-width="2.869cm" draw:shadow="hidden"/>
      <style:paragraph-properties style:writing-mode="lr-tb"/>
    </style:style>
    <style:style style:name="gr2" style:family="graphic" style:parent-style-name="standard">
      <style:graphic-properties draw:textarea-horizontal-align="justify" draw:textarea-vertical-align="middle" draw:auto-grow-height="false" fo:min-height="0.648cm" fo:min-width="2.869cm" draw:shadow="hidden"/>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fill-color="#ffffff" draw:textarea-horizontal-align="justify" draw:textarea-vertical-align="middle" draw:auto-grow-height="false" fo:min-height="1.655cm" fo:min-width="3.31cm"/>
      <style:paragraph-properties style:writing-mode="lr-tb"/>
    </style:style>
    <style:style style:name="gr5" style:family="graphic" style:parent-style-name="standard">
      <style:graphic-properties draw:marker-start="Arrow" draw:marker-start-width="0.3cm" draw:marker-end="Arrow" draw:marker-end-width="0.3cm" draw:textarea-vertical-align="middle"/>
    </style:style>
    <style:style style:name="gr6" style:family="graphic" style:parent-style-name="standard">
      <style:graphic-properties draw:fill-color="#ffffff" draw:textarea-horizontal-align="justify" draw:textarea-vertical-align="middle" draw:auto-grow-height="false" fo:min-height="4.83cm" fo:min-width="3.31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Server">
          <svg:title>SERVER</svg:title>
          <draw:g>
            <draw:polygon draw:style-name="gr1" draw:text-style-name="P2" draw:layer="layout" svg:width="4.763cm" svg:height="1.27cm" svg:x="11.342cm" svg:y="9.903cm" svg:viewBox="0 0 4764 1271" draw:points="4764,636 4763,656 4759,677 4752,698 4744,719 4732,739 4718,760 4702,780 4683,800 4661,820 4638,840 4583,879 4519,916 4445,953 4362,989 4271,1023 4173,1055 4066,1085 3833,1140 3573,1186 3293,1223 2999,1249 2694,1266 2382,1271 2070,1266 1765,1249 1471,1223 1191,1186 931,1140 698,1085 591,1055 493,1023 402,989 319,953 245,916 181,879 126,840 103,820 81,800 62,780 46,760 32,739 20,719 12,698 5,677 1,656 0,636 1,615 5,594 12,573 20,552 32,532 46,511 62,491 81,471 103,451 126,431 181,392 245,355 319,318 402,282 493,248 591,216 698,186 931,131 1191,85 1471,48 1765,22 2070,5 2382,0 2694,5 2999,22 3293,48 3573,85 3833,131 4066,186 4173,216 4271,248 4362,282 4445,318 4519,355 4583,392 4638,431 4661,451 4683,471 4702,491 4718,511 4732,532 4744,552 4752,573 4759,594 4763,615">
              <text:p text:style-name="P1">SERVER</text:p>
            </draw:polygon>
            <draw:polygon draw:style-name="gr2" draw:text-style-name="P1" draw:layer="layout" svg:width="4.763cm" svg:height="1.27cm" svg:x="11.342cm" svg:y="8.737cm" svg:viewBox="0 0 4764 1271" draw:points="4764,636 4763,656 4759,677 4752,698 4744,719 4732,739 4718,760 4702,780 4683,800 4661,820 4638,840 4583,879 4519,916 4445,953 4362,989 4271,1023 4173,1055 4066,1085 3833,1140 3573,1186 3293,1223 2999,1249 2694,1266 2382,1271 2070,1266 1765,1249 1471,1223 1191,1186 931,1140 698,1085 591,1055 493,1023 402,989 319,953 245,916 181,879 126,840 103,820 81,800 62,780 46,760 32,739 20,719 12,698 5,677 1,656 0,636 1,615 5,594 12,573 20,552 32,532 46,511 62,491 81,471 103,451 126,431 181,392 245,355 319,318 402,282 493,248 591,216 698,186 931,131 1191,85 1471,48 1765,22 2070,5 2382,0 2694,5 2999,22 3293,48 3573,85 3833,131 4066,186 4173,216 4271,248 4362,282 4445,318 4519,355 4583,392 4638,431 4661,451 4683,471 4702,491 4718,511 4732,532 4744,552 4752,573 4759,594 4763,615">
              <text:p/>
            </draw:polygon>
            <draw:line draw:style-name="gr3" draw:text-style-name="P3" draw:layer="layout" svg:x1="11.343cm" svg:y1="9.272cm" svg:x2="11.343cm" svg:y2="10.542cm">
              <text:p/>
            </draw:line>
            <draw:line draw:style-name="gr3" draw:text-style-name="P3" draw:layer="layout" svg:x1="16.106cm" svg:y1="9.266cm" svg:x2="16.106cm" svg:y2="10.536cm">
              <text:p/>
            </draw:line>
          </draw:g>
          <draw:custom-shape draw:style-name="gr4" draw:text-style-name="P2" draw:layer="layout" svg:width="3.81cm" svg:height="1.905cm" svg:x="2.27cm" svg:y="5.127cm">
            <text:p text:style-name="P1">CLIENT</text:p>
            <draw:enhanced-geometry svg:viewBox="0 0 21600 21600" draw:type="rectangle" draw:enhanced-path="M 0 0 L 21600 0 21600 21600 0 21600 0 0 Z N"/>
          </draw:custom-shape>
          <draw:custom-shape draw:style-name="gr4" draw:text-style-name="P2" draw:layer="layout" svg:width="3.81cm" svg:height="1.905cm" svg:x="2.27cm" svg:y="7.727cm">
            <text:p text:style-name="P1">CLIENT</text:p>
            <draw:enhanced-geometry svg:viewBox="0 0 21600 21600" draw:type="rectangle" draw:enhanced-path="M 0 0 L 21600 0 21600 21600 0 21600 0 0 Z N"/>
          </draw:custom-shape>
          <draw:custom-shape draw:style-name="gr4" draw:text-style-name="P2" draw:layer="layout" svg:width="3.81cm" svg:height="1.905cm" svg:x="2.27cm" svg:y="12.727cm">
            <text:p text:style-name="P1">CLIENT</text:p>
            <draw:enhanced-geometry svg:viewBox="0 0 21600 21600" draw:type="rectangle" draw:enhanced-path="M 0 0 L 21600 0 21600 21600 0 21600 0 0 Z N"/>
          </draw:custom-shape>
          <draw:custom-shape draw:style-name="gr4" draw:text-style-name="P2" draw:layer="layout" svg:width="3.81cm" svg:height="1.905cm" svg:x="2.27cm" svg:y="10.227cm">
            <text:p text:style-name="P1">CLIENT</text:p>
            <draw:enhanced-geometry svg:viewBox="0 0 21600 21600" draw:type="rectangle" draw:enhanced-path="M 0 0 L 21600 0 21600 21600 0 21600 0 0 Z N"/>
          </draw:custom-shape>
          <draw:line draw:style-name="gr5" draw:text-style-name="P1" draw:layer="layout" svg:x1="6.08cm" svg:y1="6.08cm" svg:x2="11.16cm" svg:y2="9.89cm">
            <text:p/>
          </draw:line>
          <draw:line draw:style-name="gr5" draw:text-style-name="P1" draw:layer="layout" svg:x1="6.08cm" svg:y1="8.62cm" svg:x2="11.16cm" svg:y2="9.89cm">
            <text:p/>
          </draw:line>
          <draw:line draw:style-name="gr5" draw:text-style-name="P1" draw:layer="layout" svg:x1="6.08cm" svg:y1="11.16cm" svg:x2="11.16cm" svg:y2="9.89cm">
            <text:p/>
          </draw:line>
          <draw:line draw:style-name="gr5" draw:text-style-name="P1" draw:layer="layout" svg:x1="6.08cm" svg:y1="13.7cm" svg:x2="11.16cm" svg:y2="9.89cm">
            <text:p/>
          </draw:line>
          <draw:line draw:style-name="gr5" draw:text-style-name="P1" draw:layer="layout" svg:x1="16.24cm" svg:y1="9.89cm" svg:x2="20.05cm" svg:y2="9.89cm">
            <text:p/>
          </draw:line>
          <draw:custom-shape draw:style-name="gr6" draw:text-style-name="P2" draw:layer="layout" svg:width="3.81cm" svg:height="5.08cm" svg:x="20.05cm" svg:y="7.35cm">
            <text:p text:style-name="P1">FLASK APP:</text:p>
            <text:p text:style-name="P1">Handles user list, and object data for game</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01T15:14:35.793000000</meta:creation-date>
    <dc:date>2022-05-01T15:23:27.637000000</dc:date>
    <meta:editing-duration>PT8M53S</meta:editing-duration>
    <meta:editing-cycles>1</meta:editing-cycles>
    <meta:document-statistic meta:object-count="16"/>
    <meta:generator>LibreOffice/7.3.0.3$Windows_X86_64 LibreOffice_project/0f246aa12d0eee4a0f7adcefbf7c878fc2238db3</meta:generator>
  </office:meta>
</office:document-meta>
</file>